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Interface</text:p>
          </table:table-cell>
          <table:table-cell office:value-type="string" calcext:value-type="string">
            <text:p>Estabilización de Modelo de acces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Hay que colocar las funciones abstractas necesario para un modelo completo ya que agregar funcione abstractas posteriormente incurrerio en un incremento maj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My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optivado por la opción mysq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BI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optivado por la opción d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Las pruebas deven ser opta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te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Crear documentació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Documentación de la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se activa mediante la opción do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<text:span text:style-name="T1">Implementación Básico para</text:span> My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Aun que es utilizable para algunos propósitos, no esta completo el model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PostgreSQL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PostgreSQL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DBI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SQLite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Postgre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table:style-name="ce1" office:value-type="string" calcext:value-type="string">
            <text:p>Las pruebas no devén ser instala-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n archivo de pruebas por numero major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/ene/20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acterística</text:p>
          </table:table-cell>
          <table:table-cell office:value-type="string" calcext:value-type="string">
            <text:p>Eliminación de operador new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31/ene/2020</text:p>
          </table:table-cell>
          <table:table-cell office:value-type="string" calcext:value-type="string">
            <text:p>En busca de un mejor control en el manejo de la memoria, octetos-db no hará llamada al operador new, en su lugar tomara referencias a objetos previamente creado fuera de octetos-core realizara dichas operaciones sobre dicho objeto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acterística</text:p>
          </table:table-cell>
          <table:table-cell office:value-type="string" calcext:value-type="string">
            <text:p>Publicacion de API estable v1.0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31/ene/20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7:52:55.4591455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31T18:03:28.984675682</dc:date>
    <meta:editing-duration>PT3H6M57S</meta:editing-duration>
    <meta:editing-cycles>19</meta:editing-cycles>
    <meta:generator>LibreOffice/6.2.8.2$Linux_X86_64 LibreOffice_project/20$Build-2</meta:generator>
    <meta:document-statistic meta:table-count="1" meta:cell-count="94" meta:object-count="0"/>
  </office:meta>
</office:document-meta>
</file>